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1800000018AA2424429D049814.png" manifest:media-type="image/png"/>
  <manifest:file-entry manifest:full-path="Pictures/10000001000000180000001805806C79AE91573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oogle Sans Text" svg:font-family="'Google Sans Text', Roboto, 'Helvetica Neue',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loext:graphic-properties draw:fill="solid" draw:fill-color="#333333" draw:opacity="100%"/>
      <style:paragraph-properties fo:background-color="#333333"/>
    </style:style>
    <style:style style:name="P2" style:family="paragraph" style:parent-style-name="Preformatted_20_Text">
      <loext:graphic-properties draw:fill="solid" draw:fill-color="#333333" draw:opacity="100%"/>
      <style:paragraph-properties fo:margin-top="0cm" fo:margin-bottom="0.499cm" style:contextual-spacing="false" fo:background-color="#333333"/>
    </style:style>
    <style:style style:name="P3" style:family="paragraph" style:parent-style-name="Text_20_body">
      <style:text-properties officeooo:paragraph-rsid="001fcd45"/>
    </style:style>
    <style:style style:name="P4" style:family="paragraph" style:parent-style-name="Text_20_body">
      <style:text-properties officeooo:paragraph-rsid="00213a32"/>
    </style:style>
    <style:style style:name="P5" style:family="paragraph" style:parent-style-name="Text_20_body">
      <style:text-properties officeooo:paragraph-rsid="0026508c"/>
    </style:style>
    <style:style style:name="P6" style:family="paragraph" style:parent-style-name="Text_20_body">
      <style:text-properties officeooo:paragraph-rsid="0026c931"/>
    </style:style>
    <style:style style:name="P7" style:family="paragraph" style:parent-style-name="Text_20_body">
      <style:text-properties officeooo:paragraph-rsid="0027a3af"/>
    </style:style>
    <style:style style:name="P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style>
    <style:style style:name="P9" style:family="paragraph" style:parent-style-name="Text_20_body">
      <style:text-properties officeooo:paragraph-rsid="002bb489"/>
    </style:style>
    <style:style style:name="P10" style:family="paragraph" style:parent-style-name="Text_20_body">
      <style:text-properties officeooo:paragraph-rsid="002f83ee"/>
    </style:style>
    <style:style style:name="P11" style:family="paragraph" style:parent-style-name="Text_20_body">
      <style:text-properties officeooo:paragraph-rsid="0033b694"/>
    </style:style>
    <style:style style:name="P12" style:family="paragraph" style:parent-style-name="Text_20_body">
      <style:text-properties officeooo:paragraph-rsid="0035ae0a"/>
    </style:style>
    <style:style style:name="P13" style:family="paragraph" style:parent-style-name="Text_20_body" style:list-style-name="L1">
      <style:paragraph-properties fo:margin-top="0cm" fo:margin-bottom="0cm" style:contextual-spacing="false" fo:text-align="start" style:justify-single-word="false" fo:orphans="2" fo:widows="2" fo:padding="0cm" fo:border="none"/>
      <style:text-properties fo:font-variant="normal" fo:text-transform="none" fo:color="#1f1f1f" loext:opacity="100%" style:font-name="Google Sans Text" fo:font-size="12pt" fo:letter-spacing="normal" fo:font-style="normal" fo:font-weight="normal"/>
    </style:style>
    <style:style style:name="P14" style:family="paragraph" style:parent-style-name="Text_20_body" style:list-style-name="L1">
      <style:paragraph-properties fo:margin-top="0cm" fo:margin-bottom="0cm" style:contextual-spacing="false" fo:text-align="start" style:justify-single-word="false" fo:orphans="2" fo:widows="2" fo:padding="0cm" fo:border="none"/>
    </style:style>
    <style:style style:name="T1" style:family="text">
      <style:text-properties fo:color="#ffffff" loext:opacity="100%"/>
    </style:style>
    <style:style style:name="T2" style:family="text">
      <style:text-properties fo:color="#ffffff" loext:opacity="100%" officeooo:rsid="00246650"/>
    </style:style>
    <style:style style:name="T3" style:family="text">
      <style:text-properties fo:color="#ffffff" loext:opacity="100%" officeooo:rsid="0026c931"/>
    </style:style>
    <style:style style:name="T4" style:family="text">
      <style:text-properties fo:color="#ffffff" loext:opacity="100%" officeooo:rsid="002bb489"/>
    </style:style>
    <style:style style:name="T5" style:family="text">
      <style:text-properties fo:color="#a2fca2" loext:opacity="100%"/>
    </style:style>
    <style:style style:name="T6" style:family="text">
      <style:text-properties fo:font-variant="normal" fo:text-transform="none" fo:color="#1f1f1f" loext:opacity="100%" style:font-name="Google Sans Text" fo:font-size="12pt" fo:letter-spacing="normal" fo:font-style="normal" fo:font-weight="normal"/>
    </style:style>
    <style:style style:name="T7" style:family="text">
      <style:text-properties fo:font-variant="normal" fo:text-transform="none" fo:color="#1f1f1f" loext:opacity="100%" style:font-name="Google Sans Text" fo:font-size="12pt" fo:letter-spacing="normal" fo:font-style="normal" fo:font-weight="normal" officeooo:rsid="0026c931"/>
    </style:style>
    <style:style style:name="T8" style:family="text">
      <style:text-properties fo:font-variant="normal" fo:text-transform="none" fo:color="#1f1f1f" loext:opacity="100%" style:font-name="Google Sans Text" fo:font-size="12pt" fo:letter-spacing="normal" fo:font-style="normal" fo:font-weight="bold"/>
    </style:style>
    <style:style style:name="T9" style:family="text">
      <style:text-properties fo:color="#333333" loext:opacity="100%" officeooo:rsid="001f099a"/>
    </style:style>
    <style:style style:name="T10" style:family="text">
      <style:text-properties fo:color="#333333" loext:opacity="100%" officeooo:rsid="001fcd45"/>
    </style:style>
    <style:style style:name="T11" style:family="text">
      <style:text-properties fo:color="#333333" loext:opacity="100%" officeooo:rsid="00213a32"/>
    </style:style>
    <style:style style:name="T12" style:family="text">
      <style:text-properties fo:color="#333333" loext:opacity="100%" fo:font-weight="bold" officeooo:rsid="001fcd45" style:font-weight-asian="bold" style:font-weight-complex="bold"/>
    </style:style>
    <style:style style:name="T13" style:family="text">
      <style:text-properties fo:color="#333333" loext:opacity="100%" fo:font-weight="bold" officeooo:rsid="0027a3af" style:font-weight-asian="bold" style:font-weight-complex="bold"/>
    </style:style>
    <style:style style:name="T14" style:family="text">
      <style:text-properties fo:color="#333333" loext:opacity="100%" fo:font-weight="bold" officeooo:rsid="00370b72" style:font-weight-asian="bold" style:font-weight-complex="bold"/>
    </style:style>
    <style:style style:name="T15" style:family="text">
      <style:text-properties fo:color="#333333" loext:opacity="100%" officeooo:rsid="00246650"/>
    </style:style>
    <style:style style:name="T16" style:family="text">
      <style:text-properties fo:color="#333333" loext:opacity="100%" officeooo:rsid="0026508c"/>
    </style:style>
    <style:style style:name="T17" style:family="text">
      <style:text-properties fo:color="#333333" loext:opacity="100%" officeooo:rsid="0026c931"/>
    </style:style>
    <style:style style:name="T18" style:family="text">
      <style:text-properties fo:color="#333333" loext:opacity="100%" officeooo:rsid="00278000"/>
    </style:style>
    <style:style style:name="T19" style:family="text">
      <style:text-properties fo:color="#333333" loext:opacity="100%" officeooo:rsid="0027a3af"/>
    </style:style>
    <style:style style:name="T20" style:family="text">
      <style:text-properties fo:color="#333333" loext:opacity="100%" officeooo:rsid="0028c78b"/>
    </style:style>
    <style:style style:name="T21" style:family="text">
      <style:text-properties fo:color="#333333" loext:opacity="100%" officeooo:rsid="002bb489"/>
    </style:style>
    <style:style style:name="T22" style:family="text">
      <style:text-properties fo:color="#333333" loext:opacity="100%" officeooo:rsid="002f83ee"/>
    </style:style>
    <style:style style:name="T23" style:family="text">
      <style:text-properties fo:color="#333333" loext:opacity="100%" officeooo:rsid="0033b694"/>
    </style:style>
    <style:style style:name="T24" style:family="text">
      <style:text-properties fo:color="#333333" loext:opacity="100%" officeooo:rsid="0035ae0a"/>
    </style:style>
    <style:style style:name="T25" style:family="text">
      <style:text-properties fo:color="#333333" loext:opacity="100%" officeooo:rsid="00370b72"/>
    </style:style>
    <style:style style:name="T26" style:family="text">
      <style:text-properties fo:color="#333333" loext:opacity="100%" officeooo:rsid="003c0231"/>
    </style:style>
    <style:style style:name="T27" style:family="text">
      <style:text-properties fo:color="#333333" loext:opacity="100%" officeooo:rsid="003f9d2d"/>
    </style:style>
    <style:style style:name="T28" style:family="text">
      <style:text-properties fo:color="#d36363" loext:opacity="100%"/>
    </style:style>
    <style:style style:name="T29" style:family="text">
      <style:text-properties fo:color="#fcc28c" loext:opacity="10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1.251cm"/>
      </text:list-level-style-number>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2"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Source_20_Text"><text:span text:style-name="T18">For </text:span></text:span><text:span text:style-name="Source_20_Text"><text:span text:style-name="T22">GET</text:span></text:span><text:span text:style-name="Source_20_Text"><text:span text:style-name="T18"> method, </text:span></text:span><text:span text:style-name="Source_20_Text"><text:span text:style-name="T22">write </text:span></text:span><text:span text:style-name="Source_20_Text"><text:span text:style-name="T9">Test-scripts in postman </text:span></text:span><text:span text:style-name="Source_20_Text"><text:span text:style-name="T10">to fetched the global salary component master configuration </text:span></text:span><text:span text:style-name="Source_20_Text"><text:span text:style-name="T15">where response should be like </text:span></text:span><text:span text:style-name="Source_20_Text"><text:span text:style-name="T2">[</text:span></text:span></text:p>
      <text:p text:style-name="P1"><text:span text:style-name="Source_20_Text"><text:span text:style-name="T3">[</text:span></text:span></text:p>
      <text:p text:style-name="P1"><text:span text:style-name="Source_20_Text"><text:span text:style-name="T1"><text:s text:c="2"/>{</text:span></text:span></text:p>
      <text:p text:style-name="P1"><text:span text:style-name="Source_20_Text"><text:span text:style-name="T1"><text:s text:c="4"/>"name": </text:span></text:span><text:span text:style-name="Source_20_Text"><text:span text:style-name="T5">"Basic"</text:span></text:span><text:span text:style-name="Source_20_Text"><text:span text:style-name="T1">,</text:span></text:span></text:p>
      <text:p text:style-name="P1"><text:span text:style-name="Source_20_Text"><text:span text:style-name="T1"><text:s text:c="4"/>"priority": </text:span></text:span><text:span text:style-name="Source_20_Text"><text:span text:style-name="T28">6</text:span></text:span><text:span text:style-name="Source_20_Text"><text:span text:style-name="T1">,</text:span></text:span></text:p>
      <text:p text:style-name="P1"><text:span text:style-name="Source_20_Text"><text:span text:style-name="T1"><text:s text:c="4"/>"type": </text:span></text:span><text:span text:style-name="Source_20_Text"><text:span text:style-name="T5">"Earning"</text:span></text:span><text:span text:style-name="Source_20_Text"><text:span text:style-name="T1">,</text:span></text:span></text:p>
      <text:p text:style-name="P1"><text:span text:style-name="Source_20_Text"><text:span text:style-name="T1"><text:s text:c="4"/>"elementLogic": </text:span></text:span><text:span text:style-name="Source_20_Text"><text:span text:style-name="T5">"Non CTC Part"</text:span></text:span><text:span text:style-name="Source_20_Text"><text:span text:style-name="T1">,</text:span></text:span></text:p>
      <text:p text:style-name="P1"><text:span text:style-name="Source_20_Text"><text:span text:style-name="T1"><text:s text:c="4"/>"isGross": </text:span></text:span><text:span text:style-name="Source_20_Text"><text:span text:style-name="T29">true</text:span></text:span><text:span text:style-name="Source_20_Text"><text:span text:style-name="T1">,</text:span></text:span></text:p>
      <text:p text:style-name="P1"><text:span text:style-name="Source_20_Text"><text:span text:style-name="T1"><text:s text:c="4"/>"isCTC": </text:span></text:span><text:span text:style-name="Source_20_Text"><text:span text:style-name="T29">true</text:span></text:span><text:span text:style-name="Source_20_Text"><text:span text:style-name="T1">,</text:span></text:span></text:p>
      <text:p text:style-name="P1"><text:span text:style-name="Source_20_Text"><text:span text:style-name="T1"><text:s text:c="4"/>"isPFApplicable": </text:span></text:span><text:span text:style-name="Source_20_Text"><text:span text:style-name="T29">true</text:span></text:span><text:span text:style-name="Source_20_Text"><text:span text:style-name="T1">,</text:span></text:span></text:p>
      <text:p text:style-name="P1"><text:span text:style-name="Source_20_Text"><text:span text:style-name="T1"><text:s text:c="4"/>"isESIApplicable": </text:span></text:span><text:span text:style-name="Source_20_Text"><text:span text:style-name="T29">true</text:span></text:span><text:span text:style-name="Source_20_Text"><text:span text:style-name="T1">,</text:span></text:span></text:p>
      <text:p text:style-name="P1"><text:span text:style-name="Source_20_Text"><text:span text:style-name="T1"><text:s text:c="4"/>"isPerkApplicable": </text:span></text:span><text:span text:style-name="Source_20_Text"><text:span text:style-name="T29">true</text:span></text:span><text:span text:style-name="Source_20_Text"><text:span text:style-name="T1">,</text:span></text:span></text:p>
      <text:p text:style-name="P1"><text:span text:style-name="Source_20_Text"><text:span text:style-name="T1"><text:s text:c="4"/>"impactedByLoss": </text:span></text:span><text:span text:style-name="Source_20_Text"><text:span text:style-name="T29">true</text:span></text:span><text:span text:style-name="Source_20_Text"><text:span text:style-name="T1">,</text:span></text:span></text:p>
      <text:p text:style-name="P1"><text:span text:style-name="Source_20_Text"><text:span text:style-name="T1"><text:s text:c="4"/>"taxMethod": </text:span></text:span><text:span text:style-name="Source_20_Text"><text:span text:style-name="T5">"Average"</text:span></text:span><text:span text:style-name="Source_20_Text"><text:span text:style-name="T1">,</text:span></text:span></text:p>
      <text:p text:style-name="P1"><text:span text:style-name="Source_20_Text"><text:span text:style-name="T1"><text:s text:c="4"/>"taxOldLogic": </text:span></text:span><text:span text:style-name="Source_20_Text"><text:span text:style-name="T5">"return 0"</text:span></text:span><text:span text:style-name="Source_20_Text"><text:span text:style-name="T1">,</text:span></text:span></text:p>
      <text:p text:style-name="P1"><text:span text:style-name="Source_20_Text"><text:span text:style-name="T1"><text:s text:c="4"/>"taxNewLogic": </text:span></text:span><text:span text:style-name="Source_20_Text"><text:span text:style-name="T5">"return null"</text:span></text:span><text:span text:style-name="Source_20_Text"><text:span text:style-name="T1">,</text:span></text:span></text:p>
      <text:p text:style-name="P1"><text:span text:style-name="Source_20_Text"><text:span text:style-name="T1"><text:s text:c="4"/>"calculation": </text:span></text:span><text:span text:style-name="Source_20_Text"><text:span text:style-name="T5">"return Math.floor(0.0481 * contextData.basic)"</text:span></text:span><text:span text:style-name="Source_20_Text"><text:span text:style-name="T1">,</text:span></text:span></text:p>
      <text:p text:style-name="P1"><text:span text:style-name="Source_20_Text"><text:span text:style-name="T1"><text:s text:c="4"/>"comments": </text:span></text:span><text:span text:style-name="Source_20_Text"><text:span text:style-name="T5">"Example Comment"</text:span></text:span><text:span text:style-name="Source_20_Text"><text:span text:style-name="T1">,</text:span></text:span></text:p>
      <text:p text:style-name="P1"><text:span text:style-name="Source_20_Text"><text:span text:style-name="T1"><text:s text:c="4"/>"isEditable": </text:span></text:span><text:span text:style-name="Source_20_Text"><text:span text:style-name="T29">true</text:span></text:span><text:span text:style-name="Source_20_Text"><text:span text:style-name="T1">,</text:span></text:span></text:p>
      <text:p text:style-name="P1"><text:span text:style-name="Source_20_Text"><text:span text:style-name="T1"><text:s text:c="4"/>"isEnabled": </text:span></text:span><text:span text:style-name="Source_20_Text"><text:span text:style-name="T29">true</text:span></text:span></text:p>
      <text:p text:style-name="P1"><text:span text:style-name="Source_20_Text"><text:span text:style-name="T1"><text:s text:c="2"/>}</text:span></text:span></text:p>
      <text:p text:style-name="P2"><text:span text:style-name="Source_20_Text"><text:span text:style-name="T1">]</text:span></text:span></text:p>
      <text:p text:style-name="P1"><text:span text:style-name="Source_20_Text"><text:span text:style-name="T3"/></text:span></text:p>
      <text:p text:style-name="P9"><text:span text:style-name="Source_20_Text"><text:span text:style-name="T21">and request schema is </text:span></text:span><text:span text:style-name="Source_20_Text"><text:span text:style-name="T4">[</text:span></text:span></text:p>
      <text:p text:style-name="P1"><text:span text:style-name="Source_20_Text"><text:span text:style-name="T1"><text:s text:c="2"/>{</text:span></text:span></text:p>
      <text:p text:style-name="P1"><text:span text:style-name="Source_20_Text"><text:span text:style-name="T1"><text:s text:c="4"/>"fieldName": </text:span></text:span><text:span text:style-name="Source_20_Text"><text:span text:style-name="T5">"employeeName"</text:span></text:span><text:span text:style-name="Source_20_Text"><text:span text:style-name="T1">,</text:span></text:span></text:p>
      <text:p text:style-name="P1"><text:span text:style-name="Source_20_Text"><text:span text:style-name="T1"><text:s text:c="4"/>"fieldLabel": </text:span></text:span><text:span text:style-name="Source_20_Text"><text:span text:style-name="T5">"Employee Name"</text:span></text:span><text:span text:style-name="Source_20_Text"><text:span text:style-name="T1">,</text:span></text:span></text:p>
      <text:p text:style-name="P1"><text:span text:style-name="Source_20_Text"><text:span text:style-name="T1"><text:s text:c="4"/>"nature": </text:span></text:span><text:span text:style-name="Source_20_Text"><text:span text:style-name="T5">"Mandatory"</text:span></text:span><text:span text:style-name="Source_20_Text"><text:span text:style-name="T1">,</text:span></text:span></text:p>
      <text:p text:style-name="P1"><text:span text:style-name="Source_20_Text"><text:span text:style-name="T1"><text:s text:c="4"/>"fieldLogic": </text:span></text:span><text:span text:style-name="Source_20_Text"><text:span text:style-name="T5">"Numeric"</text:span></text:span><text:span text:style-name="Source_20_Text"><text:span text:style-name="T1">,</text:span></text:span></text:p>
      <text:p text:style-name="P1"><text:span text:style-name="Source_20_Text"><text:span text:style-name="T1"><text:s text:c="4"/>"isEditable": </text:span></text:span><text:span text:style-name="Source_20_Text"><text:span text:style-name="T29">true</text:span></text:span><text:span text:style-name="Source_20_Text"><text:span text:style-name="T1">,</text:span></text:span></text:p>
      <text:p text:style-name="P1"><text:span text:style-name="Source_20_Text"><text:span text:style-name="T1"><text:s text:c="4"/>"isEnabled": </text:span></text:span><text:span text:style-name="Source_20_Text"><text:span text:style-name="T29">true</text:span></text:span></text:p>
      <text:p text:style-name="P1"><text:span text:style-name="Source_20_Text"><text:span text:style-name="T1"><text:s text:c="2"/>}</text:span></text:span></text:p>
      <text:p text:style-name="P2"><text:span text:style-name="Source_20_Text"><text:span text:style-name="T1">]</text:span></text:span></text:p>
      <text:p text:style-name="P9"><text:span text:style-name="Source_20_Text"><text:span text:style-name="T21"/></text:span></text:p>
      <text:p text:style-name="P3"><text:span text:style-name="Source_20_Text"><text:span text:style-name="T10">Branch-config</text:span></text:span></text:p>
      <text:p text:style-name="P3"><text:span text:style-name="Source_20_Text"><text:span text:style-name="T10">1. </text:span></text:span><text:span text:style-name="Source_20_Text"><text:span text:style-name="T12">Empty</text:span></text:span><text:span text:style-name="Source_20_Text"><text:span text:style-name="T10"> config details are enabled to post</text:span></text:span></text:p>
      <text:p text:style-name="P3"><text:span text:style-name="Source_20_Text"><text:span text:style-name="T10"/></text:span></text:p>
      <text:p text:style-name="P4"><text:span text:style-name="Source_20_Text"><text:span text:style-name="T11"/></text:span></text:p>
      <text:p text:style-name="P7"><text:span text:style-name="Source_20_Text"><text:span text:style-name="T13">Update Company info.</text:span></text:span></text:p>
      <text:p text:style-name="P7"><text:span text:style-name="Source_20_Text"><text:span text:style-name="T19">1. As soon as company info get updated it reflect the changes on the interface but this data does not reflect on the database. So, on refreshing, older data is shown. </text:span></text:span><text:span text:style-name="Source_20_Text"><text:span text:style-name="T20">[Disable unauthorized field to get updated]</text:span></text:span></text:p>
      <text:p text:style-name="P7"><text:span text:style-name="Source_20_Text"><text:span text:style-name="T19">2. Super admin is not authorized to update the company info, so there is no need of edit button there. </text:span></text:span></text:p>
      <text:p text:style-name="P4"><text:span text:style-name="Source_20_Text"><text:span text:style-name="T11"/></text:span></text:p>
      <text:p text:style-name="P5"><text:soft-page-break/><text:span text:style-name="Source_20_Text"><text:span text:style-name="T16">==================================================================</text:span></text:span></text:p>
      <text:p text:style-name="P6"><text:span text:style-name="Source_20_Text"><text:span text:style-name="T17">1 test case in Create company</text:span></text:span></text:p>
      <text:p text:style-name="P6"><text:span text:style-name="Source_20_Text"><text:span text:style-name="T17"/></text:span></text:p>
      <text:p text:style-name="P6"><text:span text:style-name="Source_20_Text"><text:span text:style-name="T17"/></text:span></text:p>
      <text:p text:style-name="P6"><text:span text:style-name="Source_20_Text"><text:span text:style-name="T7">To update Google Chrome:</text:span></text:span></text:p>
      <text:list xml:id="list3024638805" text:style-name="L1">
        <text:list-item>
          <text:p text:style-name="P13">On your computer, open Chrome.</text:p>
        </text:list-item>
        <text:list-item>
          <text:p text:style-name="P13">At the top right, click More <draw:frame draw:style-name="fr1" draw:name="Image1" text:anchor-type="as-char" svg:width="0.476cm" svg:height="0.476cm" draw:z-index="0"><draw:image xlink:href="Pictures/10000001000000180000001805806C79AE915735.png" xlink:type="simple" xlink:show="embed" xlink:actuate="onLoad" draw:mime-type="image/png"/><svg:title>More</svg:title></draw:frame>.</text:p>
        </text:list-item>
        <text:list-item>
          <text:p text:style-name="P14"><text:span text:style-name="T6">Click </text:span><text:span text:style-name="Strong_20_Emphasis"><text:span text:style-name="T8">Help</text:span></text:span><text:span text:style-name="T6"> </text:span><text:span text:style-name="T6"><draw:frame draw:style-name="fr1" draw:name="Image2" text:anchor-type="as-char" svg:width="0.476cm" svg:height="0.476cm" draw:z-index="1"><draw:image xlink:href="Pictures/100000010000001800000018AA2424429D049814.png" xlink:type="simple" xlink:show="embed" xlink:actuate="onLoad" draw:mime-type="image/png"/><svg:title>and then</svg:title></draw:frame></text:span><text:span text:style-name="T6"> </text:span><text:span text:style-name="Strong_20_Emphasis"><text:span text:style-name="T8">About Google Chrome</text:span></text:span><text:span text:style-name="T6">.</text:span></text:p>
        </text:list-item>
        <text:list-item>
          <text:p text:style-name="P14"><text:span text:style-name="T6">Click </text:span><text:span text:style-name="Strong_20_Emphasis"><text:span text:style-name="T8">Update Google Chrome</text:span></text:span><text:span text:style-name="T6">.</text:span></text:p>
          <text:list>
            <text:list-item>
              <text:p text:style-name="P14"><text:span text:style-name="Strong_20_Emphasis"><text:span text:style-name="T8">Important</text:span></text:span><text:span text:style-name="T6">: If you can't find this button, you're on the latest version.</text:span></text:p>
            </text:list-item>
          </text:list>
        </text:list-item>
        <text:list-item>
          <text:p text:style-name="P14"><text:span text:style-name="T6">Click </text:span><text:span text:style-name="Strong_20_Emphasis"><text:span text:style-name="T8">Relaunch</text:span></text:span><text:span text:style-name="T6">.</text:span></text:p>
        </text:list-item>
      </text:list>
      <text:p text:style-name="P8"><text:span text:style-name="T6">The browser saves your opened tabs and windows and reopens them automatically when it restarts. Your Incognito windows won't reopen when Chrome restarts. If you'd prefer not to restart right away, click </text:span><text:span text:style-name="Strong_20_Emphasis"><text:span text:style-name="T8">Not now</text:span></text:span><text:span text:style-name="T6">. The next time you restart your browser, the update will be applied.</text:span></text:p>
      <text:p text:style-name="P6"><text:span text:style-name="Source_20_Text"><text:span text:style-name="T17"/></text:span></text:p>
      <text:p text:style-name="P6"><text:span text:style-name="Source_20_Text"><text:span text:style-name="T17"/></text:span></text:p>
      <text:p text:style-name="P6"><text:span text:style-name="Source_20_Text"><text:span text:style-name="T17"/></text:span></text:p>
      <text:p text:style-name="P6"><text:span text:style-name="Source_20_Text"><text:span text:style-name="T17">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</text:span></text:span></text:p>
      <text:p text:style-name="P6"><text:span text:style-name="Source_20_Text"><text:span text:style-name="T17"/></text:span></text:p>
      <text:p text:style-name="P6"><text:span text:style-name="Source_20_Text"><text:span text:style-name="T17"/></text:span></text:p>
      <text:p text:style-name="P6"><text:span text:style-name="Source_20_Text"><text:span text:style-name="T17">In terms of generating and managing payrolls for employees, Node-mailer is a popular and effective library for sending emails. It is a module for Node.js applications that allows developers to send emails using simple syntax and a flexible API.</text:span></text:span></text:p>
      <text:p text:style-name="Text_20_body">Node-mailer supports various transport methods such as SMTP, Sendmail, Amazon SES, and more, making it a versatile option for integrating with different email providers. It also supports various email formats such as HTML, plaintext, and attachments, allowing you to customize your payroll emails as needed.</text:p>
      <text:p text:style-name="Text_20_body">Overall, Node-mailer offers a reliable and customizable solution for generating and managing payroll emails for employees. It is widely used and has a large community of developers contributing to its development, which makes it a popular and well-supported option.</text:p>
      <text:p text:style-name="P6"><text:span text:style-name="Source_20_Text"><text:span text:style-name="T17"/></text:span></text:p>
      <text:p text:style-name="P6"><text:span text:style-name="Source_20_Text"><text:span text:style-name="T17"/></text:span></text:p>
      <text:p text:style-name="P11"><text:span text:style-name="Source_20_Text"><text:span text:style-name="T23">Points:</text:span></text:span></text:p>
      <text:p text:style-name="P11"><text:span text:style-name="Source_20_Text"><text:span text:style-name="T23">1. </text:span></text:span><text:span text:style-name="Source_20_Text"><text:span text:style-name="T26">To introduce </text:span></text:span><text:span text:style-name="Source_20_Text"><text:span text:style-name="T23">Constraint over aadhar and bank</text:span></text:span></text:p>
      <text:p text:style-name="P11"><text:soft-page-break/><text:span text:style-name="Source_20_Text"><text:span text:style-name="T26">1</text:span></text:span><text:span text:style-name="Source_20_Text"><text:span text:style-name="T23">. A pop-up[something went wrong] appears on submiting non-payroll but get generate (which can see on refreshing).</text:span></text:span></text:p>
      <text:p text:style-name="P12"><text:span text:style-name="Source_20_Text"><text:span text:style-name="T24">Same </text:span></text:span><text:span text:style-name="Source_20_Text"><text:span text:style-name="T27">with </text:span></text:span><text:span text:style-name="Source_20_Text"><text:span text:style-name="T24">updating. </text:span></text:span></text:p>
      <text:p text:style-name="P12"><text:span text:style-name="Source_20_Text"><text:span text:style-name="T24">"message":["aadhar must be a string"]</text:span></text:span></text:p>
      <text:p text:style-name="P12"><text:span text:style-name="Source_20_Text"><text:span text:style-name="T24"/></text:span></text:p>
      <text:p text:style-name="P11"><text:span text:style-name="Source_20_Text"><text:span text:style-name="T26">2</text:span></text:span><text:span text:style-name="Source_20_Text"><text:span text:style-name="T23">. </text:span></text:span><text:span text:style-name="Source_20_Text"><text:span text:style-name="T27">F</text:span></text:span><text:span text:style-name="Source_20_Text"><text:span text:style-name="T25">rom the end of company admin,he/she can’t </text:span></text:span><text:span text:style-name="Source_20_Text"><text:span text:style-name="T14">view</text:span></text:span><text:span text:style-name="Source_20_Text"><text:span text:style-name="T25"> non-payroll data of user, once created.</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oogle Sans Text" svg:font-family="'Google Sans Text', Roboto, 'Helvetica Neue',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2T11:02:58.755324194</meta:creation-date>
    <meta:editing-duration>PT43M2S</meta:editing-duration>
    <meta:editing-cycles>4</meta:editing-cycles>
    <meta:generator>LibreOffice/7.3.7.2$Linux_X86_64 LibreOffice_project/30$Build-2</meta:generator>
    <dc:date>2023-03-06T14:50:46.684579771</dc:date>
    <meta:document-statistic meta:table-count="0" meta:image-count="2" meta:object-count="0" meta:page-count="3" meta:paragraph-count="57" meta:word-count="428" meta:character-count="3045" meta:non-whitespace-character-count="2577"/>
  </office:meta>
</office:document-meta>
</file>